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5.667cm" style:rel-column-width="21845*"/>
    </style:style>
    <style:style style:name="Tableau1.B" style:family="table-column">
      <style:table-column-properties style:column-width="5.667cm" style:rel-column-width="21844*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C1" style:family="table-cell">
      <style:table-cell-properties fo:padding="0.097cm" fo:border="0.002cm solid #000000"/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column table:style-name="Tableau1.A"/>
        <table:table-row>
          <table:table-cell table:style-name="Tableau1.A1" office:value-type="string">
            <text:p text:style-name="P1">GNOMES</text:p>
            <text:p text:style-name="Table_20_Contents">Nalpeovi</text:p>
            <text:p text:style-name="Table_20_Contents">Kragun</text:p>
            <text:p text:style-name="Table_20_Contents">Shelba</text:p>
            <text:p text:style-name="Table_20_Contents">Magan</text:p>
            <text:p text:style-name="Table_20_Contents">Nock</text:p>
            <text:p text:style-name="Table_20_Contents">Paphaugal</text:p>
            <text:p text:style-name="Table_20_Contents">Giobi</text:p>
            <text:p text:style-name="Table_20_Contents">Keinalth</text:p>
            <text:p text:style-name="Table_20_Contents">Gath</text:p>
            <text:p text:style-name="Table_20_Contents">Bliswip</text:p>
            <text:p text:style-name="Table_20_Contents">Tarok</text:p>
            <text:p text:style-name="Table_20_Contents">Wiredosp</text:p>
            <text:p text:style-name="Table_20_Contents">Naran</text:p>
            <text:p text:style-name="Table_20_Contents">Khumahl</text:p>
            <text:p text:style-name="Table_20_Contents">Sprocket</text:p>
            <text:p text:style-name="Table_20_Contents">Iliganak</text:p>
            <text:p text:style-name="Table_20_Contents">Klulfin</text:p>
            <text:p text:style-name="Table_20_Contents">Veggelgu</text:p>
            <text:p text:style-name="Table_20_Contents">Naugdhan</text:p>
            <text:p text:style-name="Table_20_Contents">Kimseek</text:p>
            <text:p text:style-name="Table_20_Contents">Lauthia</text:p>
            <text:p text:style-name="Table_20_Contents">Nimble</text:p>
            <text:p text:style-name="Table_20_Contents">Niokin </text:p>
            <text:p text:style-name="Table_20_Contents">Narhak</text:p>
            <text:p text:style-name="Table_20_Contents">Ineaumaupu</text:p>
            <text:p text:style-name="Table_20_Contents">Lanal </text:p>
            <text:p text:style-name="Table_20_Contents">Terrabin</text:p>
            <text:p text:style-name="Table_20_Contents">Zaariram</text:p>
            <text:p text:style-name="Table_20_Contents">Pagith</text:p>
            <text:p text:style-name="Table_20_Contents">Grimlebra</text:p>
          </table:table-cell>
          <table:table-cell table:style-name="Tableau1.A1" office:value-type="string">
            <text:p text:style-name="P1">NAINS</text:p>
            <text:p text:style-name="P2">Durgura</text:p>
            <text:p text:style-name="P2">Opal</text:p>
            <text:p text:style-name="P2">Dulga</text:p>
            <text:p text:style-name="P2">Oresund</text:p>
            <text:p text:style-name="P2">Thrundur</text:p>
            <text:p text:style-name="P2">Mogunal</text:p>
            <text:p text:style-name="P2">Alefe</text:p>
            <text:p text:style-name="P2">Gorgun</text:p>
            <text:p text:style-name="P2">Dagretor</text:p>
            <text:p text:style-name="P2">Urvakken</text:p>
            <text:p text:style-name="P2">Tibial</text:p>
            <text:p text:style-name="P2">Zargnarys</text:p>
            <text:p text:style-name="P2">Drida</text:p>
            <text:p text:style-name="P2">Daldan</text:p>
            <text:p text:style-name="P2">Orgulfimda</text:p>
            <text:p text:style-name="P2">Elgrun</text:p>
            <text:p text:style-name="P2">Throgrun</text:p>
            <text:p text:style-name="P2">Haldis</text:p>
            <text:p text:style-name="P2">Tharys</text:p>
            <text:p text:style-name="P2">Normlallan</text:p>
            <text:p text:style-name="P2">Bekallanak</text:p>
            <text:p text:style-name="P2">Orgun</text:p>
            <text:p text:style-name="P2">Carn</text:p>
            <text:p text:style-name="P2">Dretibia</text:p>
            <text:p text:style-name="P2">Durgulff</text:p>
            <text:p text:style-name="P2">Seimrimut</text:p>
            <text:p text:style-name="P2">Kalruin</text:p>
            <text:p text:style-name="P2">Fimla</text:p>
            <text:p text:style-name="P2">Whelg</text:p>
            <text:p text:style-name="P2">Drethr</text:p>
          </table:table-cell>
          <table:table-cell table:style-name="Tableau1.C1" office:value-type="string">
            <text:p text:style-name="P1">HALFELING</text:p>
            <text:p text:style-name="Table_20_Contents">Armita</text:p>
            <text:p text:style-name="Table_20_Contents">Cadelado</text:p>
            <text:p text:style-name="Table_20_Contents">Ronabeau</text:p>
            <text:p text:style-name="Table_20_Contents">Sebina</text:p>
            <text:p text:style-name="Table_20_Contents">Corna</text:p>
            <text:p text:style-name="Table_20_Contents">Paelle</text:p>
            <text:p text:style-name="Table_20_Contents">Meruby</text:p>
            <text:p text:style-name="Table_20_Contents">Midda</text:p>
            <text:p text:style-name="Table_20_Contents">Seglarmia</text:p>
            <text:p text:style-name="Table_20_Contents">Alorn</text:p>
            <text:p text:style-name="Table_20_Contents">Sebinsy</text:p>
            <text:p text:style-name="Table_20_Contents">Othobonna</text:p>
            <text:p text:style-name="Table_20_Contents">Rimainde</text:p>
            <text:p text:style-name="Table_20_Contents">Dudon</text:p>
            <text:p text:style-name="Table_20_Contents">Oserne</text:p>
            <text:p text:style-name="Table_20_Contents">Tabella</text:p>
            <text:p text:style-name="Table_20_Contents">Barnerogo</text:p>
            <text:p text:style-name="Table_20_Contents">Perla</text:p>
            <text:p text:style-name="Table_20_Contents">Pantinan</text:p>
            <text:p text:style-name="Table_20_Contents">Othontinia</text:p>
            <text:p text:style-name="Table_20_Contents">Rinera</text:p>
            <text:p text:style-name="Table_20_Contents">Merael</text:p>
            <text:p text:style-name="Table_20_Contents">Hogokinana</text:p>
            <text:p text:style-name="Table_20_Contents">Dudontarn</text:p>
            <text:p text:style-name="Table_20_Contents">Egladon</text:p>
            <text:p text:style-name="Table_20_Contents">Ander</text:p>
            <text:p text:style-name="Table_20_Contents">Barnerogo</text:p>
            <text:p text:style-name="Table_20_Contents">Yansy</text:p>
            <text:p text:style-name="Table_20_Contents">Seaudonita</text:p>
            <text:p text:style-name="Table_20_Contents">Kitalby</text:p>
          </table:table-cell>
        </table:table-row>
        <table:table-row>
          <table:table-cell table:style-name="Tableau1.A2" office:value-type="string">
            <text:p text:style-name="P1">DEMI ORC</text:p>
            <text:p text:style-name="Table_20_Contents">Radurilah</text:p>
            <text:p text:style-name="Table_20_Contents">Uolen</text:p>
            <text:p text:style-name="Table_20_Contents">Ekrilozrul</text:p>
            <text:p text:style-name="Table_20_Contents">Wanlahuuth</text:p>
            <text:p text:style-name="Table_20_Contents">Unganla</text:p>
            <text:p text:style-name="Table_20_Contents">Ontolkrik</text:p>
            <text:p text:style-name="Table_20_Contents">Uolmsh</text:p>
            <text:p text:style-name="Table_20_Contents">Grurg</text:p>
            <text:p text:style-name="Table_20_Contents">Rasharm</text:p>
            <text:p text:style-name="Table_20_Contents">Volna</text:p>
            <text:p text:style-name="Table_20_Contents">Drenga</text:p>
            <text:p text:style-name="Table_20_Contents">Tajkouth</text:p>
            <text:p text:style-name="Table_20_Contents">Rhondrak</text:p>
            <text:p text:style-name="Table_20_Contents">Gormsh</text:p>
          </table:table-cell>
          <table:table-cell table:style-name="Tableau1.A2" office:value-type="string">
            <text:p text:style-name="P1">HARPIE</text:p>
            <text:p text:style-name="P2">Dramindac</text:p>
            <text:p text:style-name="P2">Jessug</text:p>
            <text:p text:style-name="P2">Lissug</text:p>
            <text:p text:style-name="P2">Zephallar</text:p>
            <text:p text:style-name="P2">Zarinares</text:p>
            <text:p text:style-name="P2">S'raxus</text:p>
            <text:p text:style-name="P2">Vragyris</text:p>
            <text:p text:style-name="P2">Vexanath</text:p>
            <text:p text:style-name="P2">Zyriarth</text:p>
            <text:p text:style-name="P2">Xyvaryxis</text:p>
            <text:p text:style-name="P2">Dop'ith</text:p>
            <text:p text:style-name="P2">Haius</text:p>
            <text:p text:style-name="P2">Jyrasug</text:p>
            <text:p text:style-name="P2">V'ner</text:p>
          </table:table-cell>
          <table:table-cell table:style-name="Tableau1.C2" office:value-type="string">
            <text:p text:style-name="P1">GOLIATH</text:p>
            <text:p text:style-name="P2">Parvar</text:p>
            <text:p text:style-name="P2">Refrune</text:p>
            <text:p text:style-name="P2">Gathiorava</text:p>
            <text:p text:style-name="P2">Quinack</text:p>
            <text:p text:style-name="P2">Banathu</text:p>
            <text:p text:style-name="P2">Kalkorok</text:p>
            <text:p text:style-name="P2">Ularia</text:p>
            <text:p text:style-name="P2">Jalethan</text:p>
            <text:p text:style-name="P2">Kolathuni</text:p>
            <text:p text:style-name="P2">Sovak</text:p>
            <text:p text:style-name="P2">Thurani</text:p>
            <text:p text:style-name="P2">Elmak</text:p>
            <text:p text:style-name="P2">Elakalethi</text:p>
            <text:p text:style-name="P2">Anilinok</text:p>
          </table:table-cell>
        </table:table-row>
        <table:table-row>
          <table:table-cell table:style-name="Tableau1.A2" office:value-type="string">
            <text:p text:style-name="P1">OGRES</text:p>
            <text:p text:style-name="P2">Hixash</text:p>
            <text:p text:style-name="P2">Zotinjo</text:p>
            <text:p text:style-name="P2">Jengis</text:p>
            <text:p text:style-name="P2">Glutarush</text:p>
          </table:table-cell>
          <table:table-cell table:style-name="Tableau1.A2" office:value-type="string">
            <text:p text:style-name="P1">HUMAINS</text:p>
            <text:p text:style-name="P2">Jhessa</text:p>
            <text:p text:style-name="P2">Temrin</text:p>
            <text:p text:style-name="P2">Callari</text:p>
            <text:p text:style-name="P2">Elirira</text:p>
          </table:table-cell>
          <table:table-cell table:style-name="Tableau1.C2" office:value-type="string">
            <text:p text:style-name="P1">DEMI-ELFES</text:p>
            <text:p text:style-name="P2">Tamsianni</text:p>
            <text:p text:style-name="P2">Lelorwyn</text:p>
            <text:p text:style-name="P2">Sandel</text:p>
            <text:p text:style-name="P2">Horic</text:p>
          </table:table-cell>
        </table:table-row>
      </table:table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4-10-13T10:08:34.28</meta:creation-date>
    <dc:date>2024-10-13T10:29:33.67</dc:date>
    <meta:editing-duration>PT20M59S</meta:editing-duration>
    <meta:editing-cycles>2</meta:editing-cycles>
    <meta:generator>OpenOffice/4.1.7$Win32 OpenOffice.org_project/417m1$Build-9800</meta:generator>
    <meta:document-statistic meta:table-count="1" meta:image-count="0" meta:object-count="0" meta:page-count="2" meta:paragraph-count="153" meta:word-count="154" meta:character-count="1074"/>
  </office:meta>
</office:document-meta>
</file>